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889cm" fo:margin-right="0cm" fo:margin-top="0cm" fo:margin-bottom="0cm" loext:contextual-spacing="false" fo:line-height="100%" fo:text-indent="-0.889cm" style:auto-text-indent="false"/>
    </style:style>
    <style:style style:name="P10" style:family="paragraph" style:parent-style-name="Standard">
      <style:paragraph-properties fo:margin-left="0.889cm" fo:margin-right="0cm" fo:margin-top="0cm" fo:margin-bottom="0cm" loext:contextual-spacing="false" fo:line-height="100%" fo:text-align="start" style:justify-single-word="false" fo:keep-together="auto" fo:orphans="0" fo:widows="0" fo:text-indent="-0.889cm" style:auto-text-indent="false" fo:padding="0cm" fo:border="none" fo:keep-with-next="auto"/>
    </style:style>
    <style:style style:name="P11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1"/>
      <style:text-properties fo:font-size="20pt" style:font-size-asian="20pt" style:font-size-complex="20pt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6d63" style:font-weight-asian="bold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2pt" style:font-size-asian="12pt" style:font-size-complex="12pt"/>
    </style:style>
    <style:style style:name="T7" style:family="text">
      <style:text-properties style:text-position="0% 100%" fo:font-style="italic" style:font-style-asian="italic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ekrety žab rodu Bufo, 5-MeO-DMT, Bufotenin (5-OH-DMT)</text:p>
      <text:p text:style-name="P2"/>
      <text:p text:style-name="P1"><text:span text:style-name="T1">Z důvodu odlišné farmakokinetiky těchto tří jmenovaných látek je potřeba rozlišovat, že sekret žáby obsahuje jak 5-MeO-DMT, bufotenin, tak další potenciálně ne příliš bezpečné látky, viz ropuší sekret.</text:span></text:p>
      <text:p text:style-name="P3"/>
      <text:p text:style-name="P3"/>
      <text:p text:style-name="P1"><text:span text:style-name="T3">Slangové výrazy:</text:span></text:p>
      <text:p text:style-name="P1">- žába, ropucha, Bufo, 5-MeO....</text:p>
      <text:p text:style-name="P1"/>
      <text:p text:style-name="P1"><text:span text:style-name="T3">Způsob užití:</text:span></text:p>
      <text:p text:style-name="P1">- v moderním konceptu nejčastěji kouřením</text:p>
      <text:p text:style-name="P1">- šňupání (čisté 5-MeO-DMT nebo bufotenin)</text:p>
      <text:p text:style-name="P1">- vzácně intravenózně, intramuskulárně nebo subkutánně</text:p>
      <text:p text:style-name="P1">- používá se vysušený žabí sekret nebo častěji se používá synteticky vyrobená čistá báze (5-MeO-DMT). </text:p>
      <text:p text:style-name="P1"/>
      <text:p text:style-name="P13">Obvyklá dávka 5-MeO-DMT (kouření):</text:p>
      <text:p text:style-name="P1">- slabá – 3 – 6 mg</text:p>
      <text:p text:style-name="P1">- střední – 6 – 12 mg</text:p>
      <text:p text:style-name="P1">- silná – 12 a více mg</text:p>
      <text:p text:style-name="P1">další způsoby užití viz dále</text:p>
      <text:p text:style-name="P1"/>
      <text:p text:style-name="P1"><text:span text:style-name="T3">Obvyklá dávka ropuší sekre</text:span><text:span text:style-name="T4">t</text:span><text:span text:style-name="T3">:</text:span></text:p>
      <text:list xml:id="list2153058490" text:style-name="WWNum1">
        <text:list-item>
          <text:p text:style-name="P16">slabá - 30 - 60 mg</text:p>
        </text:list-item>
        <text:list-item>
          <text:p text:style-name="P16">střední - 60 - 120 mg</text:p>
        </text:list-item>
        <text:list-item>
          <text:p text:style-name="P16">silná - 120 mg a více</text:p>
        </text:list-item>
      </text:list>
      <text:p text:style-name="P5">(sekrety se liší, obsah aktivních látek kolísá od 5-15%<text:a xlink:type="simple" xlink:href="https://www.zotero.org/google-docs/?dAFysZ" text:style-name="ListLabel_20_10" text:visited-style-name="ListLabel_20_10"><text:span text:style-name="T5">[1]</text:span></text:a>, brána střední hodnota)</text:p>
      <text:p text:style-name="P1"/>
      <text:p text:style-name="P13">Průběh (kouření) :</text:p>
      <text:p text:style-name="P1">- nástup – 5 – 60 sekund</text:p>
      <text:p text:style-name="P1">- celková doba trvání 20 – 40 minut</text:p>
      <text:p text:style-name="P1">- vrcholová fáze 5 -15 minut</text:p>
      <text:p text:style-name="P1">- sestupná fáze 10 -20 minut</text:p>
      <text:p text:style-name="P1"/>
      <text:p text:style-name="P13">Účinky na psychiku :</text:p>
      <text:p text:style-name="P1">– změna zrakového vnímání a zvýraznění barev</text:p>
      <text:p text:style-name="P1">- komplexní geometrické vize</text:p>
      <text:p text:style-name="P1">– změněné vnímání času a prostoru (až kompletní absence tohoto rozměru)</text:p>
      <text:p text:style-name="P1">– zesílení emočního prožívání</text:p>
      <text:p text:style-name="P1">– myšlení v abstraktnich konceptech přesahujících jazyk</text:p>
      <text:p text:style-name="P1">– narušeni procedurální paměti</text:p>
      <text:p text:style-name="P1">– změna vnímání vlastního já (až pocit rozpuštění ega)</text:p>
      <text:p text:style-name="P5">- pocity ztráty vlastního těla</text:p>
      <text:p text:style-name="P5"><text:soft-page-break/>- pocity umírání</text:p>
      <text:p text:style-name="P1">– pocity jednoty a propojení</text:p>
      <text:p text:style-name="P1">– bujná představivost a snové vize</text:p>
      <text:p text:style-name="P1">– pocit splynutí s vesmírem, pocit dosáhnutí osvícení, blaženosti, bezbřehé lásky, mystické prožitky aj.</text:p>
      <text:p text:style-name="P1">- pocit vhledu do podstaty existence</text:p>
      <text:p text:style-name="P1">- úzkost</text:p>
      <text:p text:style-name="P1">- paranoia</text:p>
      <text:p text:style-name="P1">- zmatenost</text:p>
      <text:p text:style-name="P1">- amnézie</text:p>
      <text:p text:style-name="P1"/>
      <text:p text:style-name="P13">Tělesné účinky :</text:p>
      <text:p text:style-name="P1">- pocit napětí v těle</text:p>
      <text:p text:style-name="P1">- tlak na hrudi</text:p>
      <text:p text:style-name="P1">- poruchy taktilního čití</text:p>
      <text:p text:style-name="P1">- třes a svalové křeče</text:p>
      <text:p text:style-name="P1">- nevolnost a zvracení</text:p>
      <text:p text:style-name="P1">- rozšíření zornic</text:p>
      <text:p text:style-name="P1">- poruchy termoregulace (návaly horka nebo chladu)</text:p>
      <text:p text:style-name="P1">- vysoké riziko srdeční arytmie (v případě požití žabího jedu)</text:p>
      <text:p text:style-name="P1">- prudké výkyvy krevního tlaku (v případě ropušího sekretu, zvýšené riziko trombembolických příhod)</text:p>
      <text:p text:style-name="P1"/>
      <text:p text:style-name="P1"><text:span text:style-name="T3">Nebezpečné kombinace :</text:span></text:p>
      <text:p text:style-name="P1">- <text:span text:style-name="T8">Antidepresiva</text:span> (např. SSRI, SNRI, IMAO): Kombinace psychedelik s antidepresivy může nepředvídatelně změnit průběh intoxikace a může dojít i k život ohrožujícímu stavu zvanému serotoninový syndrom. Zvláště nebezpečné jsou kombinace s inhibitory MAO (například léky s účinnou látkou moklobemid např. Aurorix nebo rostlinné extrakty obsahující například harman, harmalin, harmol apod.)</text:p>
      <text:p text:style-name="P1">- <text:span text:style-name="T8">Marihuana</text:span>: Marihuana nepředvídatelně deformuje účinek psychedelik. Narušuje pozornost, znesnadňuje možnost integrace prožitku a zvyšuje pravděpodobnost „flashbacků“</text:p>
      <text:p text:style-name="P1">- <text:span text:style-name="T8">Stimulanty</text:span>: Stimulanty zesilují úzkost a zvyšují riziko vzniku myšlenkových kruhů, které mohou být pro uživatele velice nepříjemné. Dále zvyšují zátěž kardiovaskulárního systému.</text:p>
      <text:p text:style-name="P1">- <text:span text:style-name="T8">Tramadol</text:span> : atypický opiod vyskytující se v lécích proti bolesti, snižuje práh pro vznik křečí, v kombinaci s psychedeliky se zvyšuje riziko epileptického záchvaty, rovněž zvyšuje riziko serotoninového syndromu.</text:p>
      <text:p text:style-name="P1"/>
      <text:p text:style-name="P1">Jiné : 5-MeO-DMT byste neměli požívat, pokud trpíte jakýmkoli kardiovaskulárním onemocněním včetně vysokého krevního tlaku. Pro užití žabích jedů jsou obzvláště rizikové srdeční arytmie a stavy po infarktu myokardu, protože složky žabího jedu jsou silně arytmogenní. V souvislosti s požitím žabího jedu bylo zaznamenáno několik úmrtí. Dále by tyto látky neměly být užívány lidmi, u kterých bylo diagnostikováno psychotické onemocnění nebo mají takové onemocnění v rodinné anamnéze.</text:p>
      <text:p text:style-name="P1"/>
      <text:p text:style-name="P13">Stav v ČR :</text:p>
      <text:p text:style-name="P1">5-MeO-DMT, bufotenin, ani žádná složka jedu není v ČR na seznamu zakázaných látek. Nákup, držení a užívání tedy není trestným činem ani přestupkem. Různé rostlinné zdroje jsou avšak nelegální, protože kromě 5-MeO-DMT a 5-OH-DMT obsahují i DMT, které je na <text:soft-page-break/>seznamu zakázaných látek.</text:p>
      <text:p text:style-name="P1"/>
      <text:p text:style-name="P14">Sekrety ropuch</text:p>
      <text:p text:style-name="P7">Sekrety všech <text:a xlink:type="simple" xlink:href="https://www.zotero.org/google-docs/?gFO3eU" text:style-name="ListLabel_20_10" text:visited-style-name="ListLabel_20_10"><text:span text:style-name="T5">[2]</text:span></text:a> ropuch obsahují psychedelické substance. U většiny z nich se v sekretu vyskytují v minimálních koncentracích. Pro psychedelické vlastnosti se užívá severoamerická ropucha Bufo alvarius, která jako jediná obsahuje 5-MeO-DMT i bufotenin <text:a xlink:type="simple" xlink:href="https://www.zotero.org/google-docs/?w4sXnw" text:style-name="ListLabel_20_10" text:visited-style-name="ListLabel_20_10"><text:span text:style-name="T5">[1]</text:span></text:a>. Dále se používají druhy jihoamerických ropuch, které obsahují pouze bufotenin (5-OH-DMT) jako například Bufo marinus.</text:p>
      <text:p text:style-name="P7">Kromě zmíněných tryptaminů obsahuje sekret i velké množství katecholaminů například dopaminu, adrenalinu a noradrenalinu. Katecholaminy jsou zodpovědné za nárůst krevního tlaku po požití. Například sekret B. marinus obsahuje až pět procent adrenalinu <text:a xlink:type="simple" xlink:href="https://www.zotero.org/google-docs/?FygpBD" text:style-name="ListLabel_20_10" text:visited-style-name="ListLabel_20_10"><text:span text:style-name="T5">[3]</text:span></text:a>. Dále pak obsahuje toxiny ze skupiny <text:span text:style-name="T3">bufadienolidů jako například marinobufagin a bufotalin </text:span><text:a xlink:type="simple" xlink:href="https://www.zotero.org/google-docs/?8PggoH" text:style-name="ListLabel_20_10" text:visited-style-name="ListLabel_20_10"><text:span text:style-name="T5">[4]</text:span></text:a><text:span text:style-name="T3">. Tyto toxiny mají shodný mechanismus účinku jako toxiny náprstníků (Digitalis sp.)</text:span><text:a xlink:type="simple" xlink:href="https://www.zotero.org/google-docs/?xXXxld" text:style-name="ListLabel_20_10" text:visited-style-name="ListLabel_20_10"><text:span text:style-name="T5">[4]</text:span></text:a><text:span text:style-name="T3">, ovlivňují iontové kanály v srdeční svalovině a mají za následek vznik srdečních arytmií, které mohou mít fatální průběh.</text:span></text:p>
      <text:p text:style-name="P1"><text:tab/>Neexistuje žádná prokázaná nepřetržitá tradice užívání B. alvarius, přežívají pouze tradice užívání jihoamerických ropuch<text:a xlink:type="simple" xlink:href="https://www.zotero.org/google-docs/?ZKotPO" text:style-name="ListLabel_20_10" text:visited-style-name="ListLabel_20_10"><text:span text:style-name="T5">[5]</text:span></text:a>, např. sekretu B. marinus. Dnešní podoba rituálů je kombinací tradičního používání B. marinus a fantazie dnešních neošamanů. Sekrety bývají někdy neošamany obohacovány čistým 5-MeO-DMT, aby se zvýšil účinek a kvůli relativně nízké ceně čistého 5-MeO-DMT a obtížnému získávání ropušího sekretu.</text:p>
      <text:p text:style-name="P1"><text:tab/></text:p>
      <text:p text:style-name="P14">5-MeO-DMT</text:p>
      <text:p text:style-name="P1"><text:tab/>V poslední době bývá častěji používáno čisté 5-MeO-DMT než ropuší sekret. 5-MeO-DMT je silně potentní psychedelický tryptamin, který se kromě sekretu B. alvarius vyskytuje v mnoha rostlinných zdrojích jako například Diplo<text:span text:style-name="T1">pterys cabrerana nebo Dictyoloma incanescens. </text:span></text:p>
      <text:p text:style-name="P1"><text:span text:style-name="T1"><text:tab/>Dnes se užívá většinou kouřením, ale také se někdy podává intravenózně (0,7-3,1 mg) </text:span><text:a xlink:type="simple" xlink:href="https://www.zotero.org/google-docs/?GFn3oh" text:style-name="ListLabel_20_11" text:visited-style-name="ListLabel_20_11"><text:span text:style-name="T6">[6]</text:span></text:a><text:span text:style-name="T1">, sublinguálně (pod jazyk) nebo intranazálně (šňupáním) a dávky se v obou případech pohybují kolem 10 mg </text:span><text:a xlink:type="simple" xlink:href="https://www.zotero.org/google-docs/?yv3I7K" text:style-name="ListLabel_20_11" text:visited-style-name="ListLabel_20_11"><text:span text:style-name="T6">[6]</text:span></text:a><text:span text:style-name="T1">. Dále se užívá v kombinaci s MAO inhibitory, například v podobě ayahuascy. Kombinace 5-MeO-DMT s MAO inhibitorem zvyšují serotoninovou toxicitu a tato kombinace může vést až k serotoninovému syndromu, což je potenciálně život ohrožující stav.</text:span></text:p>
      <text:p text:style-name="P1"><text:span text:style-name="T1"><text:tab/>5-MeO-DMT snadno přechází přes hematoencefalickou bariéru a na receptory se váže jak 5-MeO-DMT, tak zejména jeho aktivní metabolit bufotenin (5-OH-DMT). 5-MeO-DMT se rozhodně nedá považovat za náhradu DMT, protože oproti němu je 4-10x potentnější </text:span><text:a xlink:type="simple" xlink:href="https://www.zotero.org/google-docs/?897VQU" text:style-name="ListLabel_20_11" text:visited-style-name="ListLabel_20_11"><text:span text:style-name="T6">[6]</text:span></text:a><text:span text:style-name="T1">.</text:span></text:p>
      <text:p text:style-name="P3"><text:tab/>Čisté 5-MeO-DMT je v běžných koncentracích relativně bezpečné a fyzické projevy jsou srovnatelné s jinými tryptaminy. Mezi fyzické projevy patří: změny taktilního čití, pocit tlaku v břiše, poruchy svalové koordinace, svalový třes, někdy až křeče svalů, nevolnost, mydriáza a poruchy termoregulace </text:p>
      <text:p text:style-name="P4"/>
      <text:p text:style-name="P4">Bufotenin (5-OH-DMT)</text:p>
      <text:p text:style-name="P7"><text:span text:style-name="T1">Bufotenin se vyskytuje v sekretu všech žab rodu Bufo, ve většině z nich pouze v minimální koncentraci. Původně byl objeven roku 1893 </text:span><text:a xlink:type="simple" xlink:href="https://www.zotero.org/google-docs/?tlapEs" text:style-name="ListLabel_20_11" text:visited-style-name="ListLabel_20_11"><text:span text:style-name="T6">[2]</text:span></text:a><text:span text:style-name="T1"> v sekretu ropuchy obecné tehdy nazývané Bufo vulgaris, dnes nazývané Bufo bufo. Dále se vyskytuje v mnoha rostlinách jako například v semenech a listech stromů rodu </text:span><text:span text:style-name="T2">Anadenanthera, </text:span><text:soft-page-break/><text:span text:style-name="T2">v jehož podobě bývá tradičně používán jako šňupací směs yopo, cohoba, cebil, villca a podobně </text:span><text:a xlink:type="simple" xlink:href="https://www.zotero.org/google-docs/?XPleHm" text:style-name="ListLabel_20_11" text:visited-style-name="ListLabel_20_11"><text:span text:style-name="T6">[8]</text:span></text:a><text:span text:style-name="T1">. Semena A. pelegrina obsahují až 7,4% butoteninu a A. colubrina var. Cebil až 12,4% </text:span><text:a xlink:type="simple" xlink:href="https://www.zotero.org/google-docs/?5uJcr3" text:style-name="ListLabel_20_11" text:visited-style-name="ListLabel_20_11"><text:span text:style-name="T6">[8]</text:span></text:a><text:span text:style-name="T1">.<text:tab/>Nejčastěji se kouří buď v podobě sušeného sekretu B. marinus nebo jako upravená semena A. pelegrina nebo A. colubrina často smíchaná s tabákem. Dále se dá šňupat opět nejčastěji v podobě upravených semen stromů rodu Anadenanthera. Čistá báze se u nás vyskytuje poměrně vzácně. V podobě čisté báze se podává i intravenózně nebo intramuskulárně. Někdy takto bývá podáván i žabí sekret, což ovšem velmi často končí smrtí </text:span><text:a xlink:type="simple" xlink:href="https://www.zotero.org/google-docs/?NWhD8Z" text:style-name="ListLabel_20_11" text:visited-style-name="ListLabel_20_11"><text:span text:style-name="T6">[9]</text:span></text:a><text:span text:style-name="T1">. </text:span></text:p>
      <text:p text:style-name="P8">Šňupáním a sublinguálně (pod jazyk) se většinou uživá 40 - 100 mg, kouřením pak 2-10mg. Bufotenin se v různých podobách někdy kombinuje s MAO inhibitory a rod Anadenanthera se používá jako přísada do ayahuascy. Jakákoli kombinace s MAO inhibitory může být až život ohrožující.</text:p>
      <text:p text:style-name="P8">Čistý bufotenin působí jako velmi potentní psychedelikum a je poměrně bezpečný, míra nežádoucích účinků je srovnatelná s ostatními tryptaminy. Mezi fyzické reakce patří: rozšíření zornic (mydriáza), zrychlený tep (tachykardie), návaly horka, zvýšené pocení a někdy svíravé pocity v břiše nebo v hrudníku. </text:p>
      <text:p text:style-name="P8"/>
      <text:p text:style-name="P18">Bezpečnost užívání</text:p>
      <text:p text:style-name="P6"><text:tab/>Pokud se někdo rozhodne požít nějakou ze zmiňovaných substancí, měl by se řídit základními pravidly bezpečnosti. Prvním krokem je zjistit, co nejvíce informací o poskytovateli materiálu - jestli se jedná o neošamana, psychologa, lékaře, léčitele a podobně, dále jaké s tím má zkušenosti a ideálně i nějaké ohlasy od někoho, kdo s ním už má zkušenost. Rozhoduje to totiž o setu zkušenosti, což má zásadní vliv na celkovou podobu zkušenosti. Pokud se kupuje materiál například na internetu, pak zjistit bezpečnost a důvěryhodnost zdroje.</text:p>
      <text:p text:style-name="P8">Dále je důležité zjistit co nejvíce o požívaném materiálu - zda se jedná o žabí sekret, upravený rostlinný materiál nebo čistou bázi, někteří neošamani totiž sekrety obohacují čistým 5-MeO-DMT. </text:p>
      <text:p text:style-name="P6"><text:tab/>Dalším krokem je zvážit vlastní zdravotní stav. Kontraindikací je jakékoli psychiatrické onemocnení - aktivní i dříve prožité a dokonce psychotická onemocnění (např. schizofrenie) u přímých příbuzných a to dvě generace dozadu. </text:p>
      <text:p text:style-name="P8">V případě použití žabích sekretů je také nutné vzít v úvahu stav srdce a cév. Požití se nedoporučuje všem s onemocněním srdce. Zvláště pak každému u koho byla zjištěna srdeční arytmie, vysoký krevní tlak, prodělal infarkt myokardu, cévní mozkovou příhodu nebo trpí aneurysmatem aorty nebo mozkových tepen. Katecholaminy (adrenalin a noradrenalin) v sekretu způsobují prudký nárůst krevního tlaku. Ve spojitosti s kouřením sekretu B. alvarius byla zaznamenána úmrtí v důsledku plicní embolie. Toxiny v sekretu pak vedou k srdečním arytmiím nebo zhoršení stávajících arytmií a to až se smrtelnými následky. Riziko užití by se dalo snížit vyšetřením EKG před plánovaným požitím.</text:p>
      <text:p text:style-name="P5"><text:span text:style-name="T1"><text:tab/>Mezi nebezpečné lékové kombinace patří psychiatrická medikace, zejména veškerá antidepresiva. Dále pak kardiologická medikace a to zejména antiarytmika. Obecně se nedoporučuje požívat podobné látky v případě jakékoli medikace, protože některé léky mohou způsobovat srdeční arytmie. Extrémně nebezpečné jsou </text:span><text:soft-page-break/><text:span text:style-name="T1">pak MAO inhibitory. Jejich užití spolu s tryptaminy může vést k serotoninovému syndromu, což je potenciálně život ohrožující stav projevující se vysokým krevním tlakem a tepovou frekvencí, silným pocením, poruchami vědomí až bezvědomím, poruchami svalové koordinace až křečemi, zvýšenou teplotou až horečkou a průjmem </text:span><text:a xlink:type="simple" xlink:href="https://www.zotero.org/google-docs/?GByRcI" text:style-name="ListLabel_20_11" text:visited-style-name="ListLabel_20_11"><text:span text:style-name="T6">[10], [11]</text:span></text:a><text:span text:style-name="T1">.</text:span></text:p>
      <text:p text:style-name="P6"/>
      <text:p text:style-name="P9"><text:a xlink:type="simple" xlink:href="https://www.zotero.org/google-docs/?HNjiPn" text:style-name="ListLabel_20_10" text:visited-style-name="ListLabel_20_10"><text:span text:style-name="T5">[1]V. Erspamer, T. Vitali, M. Roseghini, a J. M. Cei, „5-Methoxy- and 5-Hydroxyindoles in the skin of Bufo alvarius", </text:span></text:a><text:a xlink:type="simple" xlink:href="https://www.zotero.org/google-docs/?HNjiPn" text:style-name="ListLabel_20_12" text:visited-style-name="ListLabel_20_12"><text:span text:style-name="T7">Biochem. Pharmacol.</text:span></text:a><text:a xlink:type="simple" xlink:href="https://www.zotero.org/google-docs/?HNjiPn" text:style-name="ListLabel_20_10" text:visited-style-name="ListLabel_20_10"><text:span text:style-name="T5">, roč. 16, č. 7, s. 1149–1164, čvc. 1967.</text:span></text:a></text:p>
      <text:p text:style-name="P10"><text:a xlink:type="simple" xlink:href="https://www.zotero.org/google-docs/?HNjiPn" text:style-name="ListLabel_20_10" text:visited-style-name="ListLabel_20_10"><text:span text:style-name="T5">[2]T. Lyttle, D. Goldstein, a J. Gartz, „Bufo Toads and Bufotenine: Fact and Fiction Surrounding an Alleged Psychedelic", </text:span></text:a><text:a xlink:type="simple" xlink:href="https://www.zotero.org/google-docs/?HNjiPn" text:style-name="ListLabel_20_12" text:visited-style-name="ListLabel_20_12"><text:span text:style-name="T7">J. Psychoactive Drugs</text:span></text:a><text:a xlink:type="simple" xlink:href="https://www.zotero.org/google-docs/?HNjiPn" text:style-name="ListLabel_20_10" text:visited-style-name="ListLabel_20_10"><text:span text:style-name="T5">, roč. 28, č. 3, s. 267–290, čvc. 1996.</text:span></text:a></text:p>
      <text:p text:style-name="P10"><text:a xlink:type="simple" xlink:href="https://www.zotero.org/google-docs/?HNjiPn" text:style-name="ListLabel_20_10" text:visited-style-name="ListLabel_20_10"><text:span text:style-name="T5">[3]K. K. Chen a A. Kovaříková, „Pharmacology and toxicology of toad venom", </text:span></text:a><text:a xlink:type="simple" xlink:href="https://www.zotero.org/google-docs/?HNjiPn" text:style-name="ListLabel_20_12" text:visited-style-name="ListLabel_20_12"><text:span text:style-name="T7">J. Pharm. Sci.</text:span></text:a><text:a xlink:type="simple" xlink:href="https://www.zotero.org/google-docs/?HNjiPn" text:style-name="ListLabel_20_10" text:visited-style-name="ListLabel_20_10"><text:span text:style-name="T5">, roč. 56, č. 12, s. 1535–1541, pro. 1967.</text:span></text:a></text:p>
      <text:p text:style-name="P10"><text:a xlink:type="simple" xlink:href="https://www.zotero.org/google-docs/?HNjiPn" text:style-name="ListLabel_20_10" text:visited-style-name="ListLabel_20_10"><text:span text:style-name="T5">[4]E. F. A. Vulpian, „Sur le venin du crapaud commun", </text:span></text:a><text:a xlink:type="simple" xlink:href="https://www.zotero.org/google-docs/?HNjiPn" text:style-name="ListLabel_20_12" text:visited-style-name="ListLabel_20_12"><text:span text:style-name="T7">Compt Rend Soc Biol</text:span></text:a><text:a xlink:type="simple" xlink:href="https://www.zotero.org/google-docs/?HNjiPn" text:style-name="ListLabel_20_10" text:visited-style-name="ListLabel_20_10"><text:span text:style-name="T5">, roč. 2, s. 133, 1854.</text:span></text:a></text:p>
      <text:p text:style-name="P10"><text:a xlink:type="simple" xlink:href="https://www.zotero.org/google-docs/?HNjiPn" text:style-name="ListLabel_20_10" text:visited-style-name="ListLabel_20_10"><text:span text:style-name="T5">[5]P. T. Furst, </text:span></text:a><text:a xlink:type="simple" xlink:href="https://www.zotero.org/google-docs/?HNjiPn" text:style-name="ListLabel_20_12" text:visited-style-name="ListLabel_20_12"><text:span text:style-name="T7">Hallucinogens and culture</text:span></text:a><text:a xlink:type="simple" xlink:href="https://www.zotero.org/google-docs/?HNjiPn" text:style-name="ListLabel_20_10" text:visited-style-name="ListLabel_20_10"><text:span text:style-name="T5">. San Francisco: Chandler &amp; Sharp, 1976.</text:span></text:a></text:p>
      <text:p text:style-name="P10"><text:a xlink:type="simple" xlink:href="https://www.zotero.org/google-docs/?HNjiPn" text:style-name="ListLabel_20_10" text:visited-style-name="ListLabel_20_10"><text:span text:style-name="T5">[6]H.-W. Shen, X.-L. Jiang, J. C. Winter, a A.-M. Yu, „Psychedelic 5-Methoxy-N,N-Dimethyltryptamine: Metabolism, Pharmacokinetics, Drug Interactions, and Pharmacological Actions", </text:span></text:a><text:a xlink:type="simple" xlink:href="https://www.zotero.org/google-docs/?HNjiPn" text:style-name="ListLabel_20_12" text:visited-style-name="ListLabel_20_12"><text:span text:style-name="T7">Curr. Drug Metab.</text:span></text:a><text:a xlink:type="simple" xlink:href="https://www.zotero.org/google-docs/?HNjiPn" text:style-name="ListLabel_20_10" text:visited-style-name="ListLabel_20_10"><text:span text:style-name="T5">, roč. 11, č. 8, s. 659–666, říj. 2010.</text:span></text:a></text:p>
      <text:p text:style-name="P10"><text:a xlink:type="simple" xlink:href="https://www.zotero.org/google-docs/?HNjiPn" text:style-name="ListLabel_20_10" text:visited-style-name="ListLabel_20_10"><text:span text:style-name="T5">[7]H. Handovsky, „Ein Alkaloid im Gifte von Bufo vulgaris", </text:span></text:a><text:a xlink:type="simple" xlink:href="https://www.zotero.org/google-docs/?HNjiPn" text:style-name="ListLabel_20_12" text:visited-style-name="ListLabel_20_12"><text:span text:style-name="T7">Arch. Für Exp. Pathol. Pharmakol.</text:span></text:a><text:a xlink:type="simple" xlink:href="https://www.zotero.org/google-docs/?HNjiPn" text:style-name="ListLabel_20_10" text:visited-style-name="ListLabel_20_10"><text:span text:style-name="T5">, roč. 86, č. 1–2, s. 138–158, bře. 1920.</text:span></text:a></text:p>
      <text:p text:style-name="P10"><text:a xlink:type="simple" xlink:href="https://www.zotero.org/google-docs/?HNjiPn" text:style-name="ListLabel_20_10" text:visited-style-name="ListLabel_20_10"><text:span text:style-name="T5">[8]J. Ott, „Pharmanopo-psychonautics: Human intranasal, sublingual, intrarectal, pulmonary and oral pharmacology of bufotenine", </text:span></text:a><text:a xlink:type="simple" xlink:href="https://www.zotero.org/google-docs/?HNjiPn" text:style-name="ListLabel_20_12" text:visited-style-name="ListLabel_20_12"><text:span text:style-name="T7">J. Psychoactive Drugs</text:span></text:a><text:a xlink:type="simple" xlink:href="https://www.zotero.org/google-docs/?HNjiPn" text:style-name="ListLabel_20_10" text:visited-style-name="ListLabel_20_10"><text:span text:style-name="T5">, roč. 33, č. 3, s. 273–281, zář. 2001.</text:span></text:a></text:p>
      <text:p text:style-name="P10"><text:a xlink:type="simple" xlink:href="https://www.zotero.org/google-docs/?HNjiPn" text:style-name="ListLabel_20_10" text:visited-style-name="ListLabel_20_10"><text:span text:style-name="T5">[9]C. Kostakis a R. W. Byard, „Sudden death associated with intravenous injection of toad extract", </text:span></text:a><text:a xlink:type="simple" xlink:href="https://www.zotero.org/google-docs/?HNjiPn" text:style-name="ListLabel_20_12" text:visited-style-name="ListLabel_20_12"><text:span text:style-name="T7">Forensic Sci. Int.</text:span></text:a><text:a xlink:type="simple" xlink:href="https://www.zotero.org/google-docs/?HNjiPn" text:style-name="ListLabel_20_10" text:visited-style-name="ListLabel_20_10"><text:span text:style-name="T5">, roč. 188, č. 1–3, s. e1–e5, čvc. 2009.</text:span></text:a></text:p>
      <text:p text:style-name="P10"><text:a xlink:type="simple" xlink:href="https://www.zotero.org/google-docs/?HNjiPn" text:style-name="ListLabel_20_10" text:visited-style-name="ListLabel_20_10"><text:span text:style-name="T5">[10]E. W. Boyer a M. Shannon, „The Serotonin Syndrome", </text:span></text:a><text:a xlink:type="simple" xlink:href="https://www.zotero.org/google-docs/?HNjiPn" text:style-name="ListLabel_20_12" text:visited-style-name="ListLabel_20_12"><text:span text:style-name="T7">N. Engl. J. Med.</text:span></text:a><text:a xlink:type="simple" xlink:href="https://www.zotero.org/google-docs/?HNjiPn" text:style-name="ListLabel_20_10" text:visited-style-name="ListLabel_20_10"><text:span text:style-name="T5">, roč. 352, č. 11, s. 1112–1120, bře. 2005.</text:span></text:a></text:p>
      <text:p text:style-name="P10"><text:a xlink:type="simple" xlink:href="https://www.zotero.org/google-docs/?HNjiPn" text:style-name="ListLabel_20_10" text:visited-style-name="ListLabel_20_10"><text:span text:style-name="T5">[11]C. Sun-Edelstein, S. J. Tepper, a R. E. Shapiro, „Drug-induced serotonin syndrome: a review", </text:span></text:a><text:a xlink:type="simple" xlink:href="https://www.zotero.org/google-docs/?HNjiPn" text:style-name="ListLabel_20_12" text:visited-style-name="ListLabel_20_12"><text:span text:style-name="T7">Expert Opin. Drug Saf.</text:span></text:a><text:a xlink:type="simple" xlink:href="https://www.zotero.org/google-docs/?HNjiPn" text:style-name="ListLabel_20_10" text:visited-style-name="ListLabel_20_10"><text:span text:style-name="T5">, roč. 7, č. 5, s. 587–596, zář. 2008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text-position="0% 100%" fo:font-size="12pt" style:font-size-asian="12pt" style:font-size-complex="12pt"/>
    </style:style>
    <style:style style:name="ListLabel_20_12" style:display-name="ListLabel 12" style:family="text">
      <style:text-properties style:text-position="0% 100%"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1-11T18:04:47.250268930</dc:date>
    <dc:creator>Martin Malec</dc:creator>
    <meta:editing-duration>PT3M9S</meta:editing-duration>
    <meta:editing-cycles>1</meta:editing-cycles>
    <meta:document-statistic meta:table-count="0" meta:image-count="0" meta:object-count="0" meta:page-count="5" meta:paragraph-count="91" meta:word-count="1747" meta:character-count="11797" meta:non-whitespace-character-count="10121"/>
  </office:meta>
</office:document-meta>
</file>